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ERALTY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04286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RGUEDAS LOZANO, BRUCE RENN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833675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ROMERO MAMANI, LISSETH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605399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8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0/08/2021</text:p>
          </table:table-cell>
          <table:table-cell table:style-name="Tabla2.A2" office:value-type="string">
            <text:p text:style-name="P9">22295148</text:p>
          </table:table-cell>
          <table:table-cell table:style-name="Tabla2.A2" office:value-type="string">
            <text:p text:style-name="P9">8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8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1T00:48:2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